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linecap="roun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25cm" svg:height="0.5cm" svg:x="0.25cm" svg:y="1cm">
            <draw:text-box>
              <text:p text:style-name="P1"><text:span text:style-name="T1">Vin</text:span></text:p>
            </draw:text-box>
          </draw:frame>
          <draw:polygon draw:style-name="gr2" draw:text-style-name="P1" draw:layer="layout" svg:width="0.499cm" svg:height="1.499cm" draw:transform="rotate (-1.57079632679579) translate (1.74999999999986cm 0.99999999999911cm)" svg:viewBox="0 0 500 1500" draw:points="0,1500 500,1500 500,250 250,0 0,250">
            <text:p/>
          </draw:polygon>
        </draw:g>
        <draw:g>
          <draw:frame draw:style-name="gr3" draw:text-style-name="P2" draw:layer="layout" svg:width="1.25cm" svg:height="0.5cm" svg:x="7cm" svg:y="1cm">
            <draw:text-box>
              <text:p text:style-name="P1"><text:span text:style-name="T1">Vout</text:span></text:p>
            </draw:text-box>
          </draw:frame>
          <draw:polygon draw:style-name="gr2" draw:text-style-name="P1" draw:layer="layout" svg:width="0.499cm" svg:height="1.499cm" draw:transform="rotate (1.5707963267946) translate (6.75000000000052cm 1.50000000000312cm)" svg:viewBox="0 0 500 1500" draw:points="0,1500 500,1500 500,250 250,0 0,250">
            <text:p/>
          </draw:polygon>
        </draw:g>
        <draw:g>
          <draw:rect draw:style-name="gr4" draw:text-style-name="P1" draw:layer="layout" svg:width="3cm" svg:height="2cm" svg:x="2.75cm" svg:y="0.25cm">
            <text:p/>
          </draw:rect>
          <draw:frame draw:style-name="gr1" draw:text-style-name="P3" draw:layer="layout" svg:width="1cm" svg:height="0.5cm" svg:x="2.75cm" svg:y="1cm">
            <draw:text-box>
              <text:p text:style-name="P1"><text:span text:style-name="T2">In</text:span></text:p>
            </draw:text-box>
          </draw:frame>
          <draw:frame draw:style-name="gr3" draw:text-style-name="P3" draw:layer="layout" svg:width="1cm" svg:height="0.5cm" svg:x="4.75cm" svg:y="1cm">
            <draw:text-box>
              <text:p text:style-name="P1"><text:span text:style-name="T2">Out</text:span></text:p>
            </draw:text-box>
          </draw:frame>
          <draw:frame draw:style-name="gr5" draw:text-style-name="P3" draw:layer="layout" svg:width="1cm" svg:height="0.5cm" svg:x="3.75cm" svg:y="1.75cm">
            <draw:text-box>
              <text:p text:style-name="P1"><text:span text:style-name="T2">GND</text:span></text:p>
            </draw:text-box>
          </draw:frame>
          <draw:frame draw:style-name="gr6" draw:text-style-name="P4" draw:layer="layout" svg:width="3cm" svg:height="0.5cm" svg:x="2.75cm" svg:y="0.5cm">
            <draw:text-box>
              <text:p text:style-name="P1"><text:span text:style-name="T3">LM 7805</text:span></text:p>
            </draw:text-box>
          </draw:frame>
          <draw:line draw:style-name="gr2" draw:text-style-name="P1" draw:layer="layout" svg:x1="2.25cm" svg:y1="1.25cm" svg:x2="2.75cm" svg:y2="1.25cm">
            <text:p/>
          </draw:line>
          <draw:line draw:style-name="gr2" draw:text-style-name="P1" draw:layer="layout" svg:x1="5.75cm" svg:y1="1.25cm" svg:x2="6.25cm" svg:y2="1.25cm">
            <text:p/>
          </draw:line>
          <draw:line draw:style-name="gr2" draw:text-style-name="P1" draw:layer="layout" svg:x1="4.25cm" svg:y1="2.75cm" svg:x2="4.25cm" svg:y2="2.25cm">
            <text:p/>
          </draw:line>
        </draw:g>
        <draw:g>
          <draw:line draw:style-name="gr7" draw:text-style-name="P1" draw:layer="layout" svg:x1="6.25cm" svg:y1="1.25cm" svg:x2="6.25cm" svg:y2="2.125cm">
            <text:p/>
          </draw:line>
          <draw:line draw:style-name="gr7" draw:text-style-name="P1" draw:layer="layout" svg:x1="6.25cm" svg:y1="2.375cm" svg:x2="6.25cm" svg:y2="3.25cm">
            <text:p/>
          </draw:line>
          <draw:line draw:style-name="gr8" draw:text-style-name="P1" draw:layer="layout" svg:x1="6.5cm" svg:y1="2.125cm" svg:x2="6cm" svg:y2="2.125cm">
            <text:p/>
          </draw:line>
          <draw:line draw:style-name="gr8" draw:text-style-name="P1" draw:layer="layout" svg:x1="6.5cm" svg:y1="2.375cm" svg:x2="6cm" svg:y2="2.375cm">
            <text:p/>
          </draw:line>
        </draw:g>
        <draw:line draw:style-name="gr2" draw:text-style-name="P1" draw:layer="layout" svg:x1="1.75cm" svg:y1="1.25cm" svg:x2="2.25cm" svg:y2="1.25cm">
          <text:p/>
        </draw:line>
        <draw:line draw:style-name="gr2" draw:text-style-name="P1" draw:layer="layout" svg:x1="6.25cm" svg:y1="1.25cm" svg:x2="6.75cm" svg:y2="1.25cm">
          <text:p/>
        </draw:line>
        <draw:line draw:style-name="gr2" draw:text-style-name="P1" draw:layer="layout" svg:x1="4.25cm" svg:y1="2.75cm" svg:x2="4.25cm" svg:y2="3.25cm">
          <text:p/>
        </draw:line>
        <draw:polyline draw:style-name="gr2" draw:text-style-name="P1" draw:layer="layout" svg:width="0.249cm" svg:height="3.999cm" draw:transform="rotate (-1.5707963267946) translate (6.25cm 2.99999999999407cm)" svg:viewBox="0 0 250 4000" draw:points="0,0 250,0 250,4000 0,4000">
          <text:p/>
        </draw:polyline>
        <draw:g>
          <draw:line draw:style-name="gr7" draw:text-style-name="P1" draw:layer="layout" svg:x1="2.25cm" svg:y1="1.25cm" svg:x2="2.25cm" svg:y2="2.125cm">
            <text:p/>
          </draw:line>
          <draw:line draw:style-name="gr7" draw:text-style-name="P1" draw:layer="layout" svg:x1="2.25cm" svg:y1="2.375cm" svg:x2="2.25cm" svg:y2="3.25cm">
            <text:p/>
          </draw:line>
          <draw:line draw:style-name="gr8" draw:text-style-name="P1" draw:layer="layout" svg:x1="2.5cm" svg:y1="2.125cm" svg:x2="2cm" svg:y2="2.125cm">
            <text:p/>
          </draw:line>
          <draw:line draw:style-name="gr8" draw:text-style-name="P1" draw:layer="layout" svg:x1="2.5cm" svg:y1="2.375cm" svg:x2="2cm" svg:y2="2.375cm">
            <text:p/>
          </draw:line>
        </draw:g>
        <draw:g>
          <draw:line draw:style-name="gr7" draw:text-style-name="P1" draw:layer="layout" svg:x1="4.25cm" svg:y1="3.75cm" svg:x2="4.25cm" svg:y2="3.25cm">
            <text:p/>
          </draw:line>
          <draw:line draw:style-name="gr8" draw:text-style-name="P1" draw:layer="layout" svg:x1="3.75cm" svg:y1="3.75cm" svg:x2="4.75cm" svg:y2="3.75cm">
            <text:p/>
          </draw:line>
          <draw:line draw:style-name="gr8" draw:text-style-name="P1" draw:layer="layout" svg:x1="4cm" svg:y1="4cm" svg:x2="4.5cm" svg:y2="4cm">
            <text:p/>
          </draw:line>
          <draw:line draw:style-name="gr8" draw:text-style-name="P1" draw:layer="layout" svg:x1="4.13cm" svg:y1="4.25cm" svg:x2="4.38cm" svg:y2="4.25cm">
            <text:p/>
          </draw:line>
        </draw:g>
        <draw:frame draw:style-name="gr1" draw:text-style-name="P2" draw:layer="layout" svg:width="1.25cm" svg:height="0.5cm" svg:x="0.25cm" svg:y="1.75cm">
          <draw:text-box>
            <text:p text:style-name="P1"><text:span text:style-name="T1">7-35 V</text:span></text:p>
          </draw:text-box>
        </draw:frame>
        <draw:frame draw:style-name="gr9" draw:text-style-name="P2" draw:layer="layout" svg:width="1.25cm" svg:height="0.5cm" svg:x="7cm" svg:y="1.75cm">
          <draw:text-box>
            <text:p text:style-name="P1"><text:span text:style-name="T1">5 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49:48.52</dc:date>
    <meta:editing-duration>PT51M9S</meta:editing-duration>
    <meta:editing-cycles>46</meta:editing-cycles>
    <meta:document-statistic meta:object-count="36"/>
  </office:meta>
</office:document-meta>
</file>